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41.11111mm" fo:page-width="141.11111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dadadb" draw:opacity="100.0%" draw:stroke="solid" svg:stroke-color="#000000" draw:stroke-linejoin="round" svg:stroke-opacity="100.0%" svg:stroke-width="2.645833mm"/>
    </style:style>
    <style:style style:family="graphic" style:name="style-3">
      <style:graphic-properties draw:fill="solid" draw:fill-color="#3f3f3f" draw:opacity="100.0%" draw:stroke="solid" svg:stroke-color="#000000" draw:stroke-linejoin="bevel" svg:stroke-opacity="100.0%" svg:stroke-width="2.6458333mm"/>
    </style:style>
    <style:style style:family="graphic" style:name="style-4">
      <style:graphic-properties draw:fill="solid" draw:fill-color="#dadadb" draw:opacity="100.0%" draw:stroke="solid" svg:stroke-color="#000000" draw:stroke-linejoin="bevel" svg:stroke-opacity="100.0%" svg:stroke-width="2.6458333mm"/>
    </style:style>
    <style:style style:family="graphic" style:name="style-5">
      <style:graphic-properties draw:fill="none" draw:stroke="solid" svg:stroke-color="#000000" draw:stroke-linejoin="miter" svg:stroke-opacity="100.0%" svg:stroke-width="1.6536458mm"/>
    </style:style>
    <style:style style:family="graphic" style:name="style-6">
      <style:graphic-properties draw:fill="none" draw:stroke="solid" svg:stroke-color="#000000" draw:stroke-linejoin="miter" svg:stroke-opacity="100.0%" svg:stroke-width="1.6536458mm"/>
    </style:style>
    <style:style style:family="graphic" style:name="style-7">
      <style:graphic-properties draw:fill="none" draw:stroke="solid" svg:stroke-color="#000000" draw:stroke-linejoin="miter" svg:stroke-opacity="100.0%" svg:stroke-width="1.6536458mm"/>
    </style:style>
    <style:style style:family="graphic" style:name="style-8">
      <style:graphic-properties draw:fill="solid" draw:fill-color="#e6ffff" draw:opacity="75.0%" draw:stroke="none"/>
    </style:style>
    <style:style style:family="graphic" style:name="style-9">
      <style:graphic-properties draw:fill="solid" draw:fill-color="#000000" draw:opacity="31.85189664363861%" draw:stroke="none"/>
    </style:style>
    <style:style style:family="graphic" style:name="style-10">
      <style:graphic-properties draw:fill="solid" draw:fill-color="#3f3f40" draw:opacity="100.0%" draw:stroke="solid" svg:stroke-color="#000000" draw:stroke-linejoin="bevel" svg:stroke-opacity="100.0%" svg:stroke-width="2.6458333mm"/>
    </style:style>
  </office:automatic-styles>
  <office:body>
    <office:drawing>
      <draw:page draw:master-page-name="Default" draw:name="page1" draw:style-name="DP1">
        <draw:g draw:id="svg548">
          <draw:g draw:id="g834">
            <draw:path svg:d="M 45.505913 7291.248 C 67.94235 7291.248 4083.7327 695.4839 4083.7327 695.4839 C 4083.7327 695.4839 2872.2593 3.027914E-4 2894.6963 3.027914E-4 C 2917.1326 3.027914E-4 -425.61084 5137.5176 45.505913 7291.248 z" svg:height="72.91248mm" draw:style-name="style-2" draw:transform="rotate(-2.9154591570227923) translate(99.290726mm,73.09932mm)" svg:viewBox="0.0 0.0 4083.7327 7291.248" svg:width="40.837326mm"/>
            <draw:path svg:d="M 4327.916 410.02985 C 4327.916 410.02985 3126.6575 3559.9788 3348.9792 4027.7756 C 3339.3723 4313.15 2454.78 5600.8213 1882.931 5613.315 C 1389.8455 5644.316 -231.99467 5256.4077 28.032444 3662.0098 C 337.21393 2021.6627 1667.2744 2590.2358 2193.139 2528.5906 C 2719.0222 2466.927 3612.8455 433.5935 2992.5378 0.0 C 3684.8123 182.03264 4310.459 457.0651 4327.916 410.02985 z M 1963.7162 2743.0647 C 170.16664 2270.0059 -178.5342 5083.574 1419.0104 5248.4834 C 3210.1074 5324.665 3195.0444 2943.2666 1963.7162 2743.0647 z" svg:height="56.14998mm" draw:style-name="style-3" svg:viewBox="0.0 0.0 4327.9165 5614.9976" svg:width="43.279163mm" svg:x="27.461527mm" svg:y="75.350105mm"/>
            <draw:path svg:d="M 45.505974 -5.684342E-14 C 67.942444 -5.684342E-14 4083.738 6595.773 4083.738 6595.773 C 4083.738 6595.773 2872.2632 7291.258 2894.7 7291.258 C 2917.1365 7291.258 -425.61142 2153.7334 45.505974 -5.684342E-14 z" svg:height="72.91258mm" draw:style-name="style-4" draw:transform="rotate(-0.1757807187012856) translate(43.599266mm,1.6128609mm)" svg:viewBox="0.0 0.0 4083.738 7291.258" svg:width="40.83738mm"/>
            <draw:path svg:d="M 328.58942 0.0 C -75.23341 22.436855 -142.5355 650.6103 328.58942 673.0471 C 777.28314 650.6103 777.2884 0.0 328.58942 0.0 z" svg:height="6.7304716mm" draw:style-name="style-5" svg:viewBox="0.0 0.0 665.1116 673.0471" svg:width="6.651116mm" svg:x="61.006607mm" svg:y="68.223366mm"/>
            <draw:path svg:d="M 0.0 0.0 C 44.870686 0.0 448.6935 403.80728 448.6935 403.80728" svg:height="4.038073mm" draw:style-name="style-6" svg:viewBox="0.0 0.0 448.6935 403.80728" svg:width="4.486935mm" svg:x="61.15166mm" svg:y="70.46703mm"/>
            <draw:path svg:d="M 0.0 0.0 C 22.433828 0.0 426.25687 403.83353 426.25687 403.83353" svg:height="4.0383353mm" draw:style-name="style-7" svg:viewBox="0.0 0.0 426.25687 403.83353" svg:width="4.2625685mm" svg:x="62.946438mm" svg:y="68.89647mm"/>
            <draw:path svg:d="M 1615.2812 0.0 C 1637.7177 0.0 0.0 4935.6113 0.0 4935.6113 C 0.0 4935.6113 175.37244 5274.196 242.65596 5251.759 C 309.96613 5229.322 1794.7745 246.78215 1615.2812 0.0 z" svg:height="52.528267mm" draw:style-name="style-8" svg:viewBox="0.0 0.0 1630.3235 5252.8267" svg:width="16.303234mm" svg:x="66.291115mm" svg:y="5.630915mm"/>
            <draw:path svg:d="M 0.0 130.91577 L 93.42452 0.0 L 523.16046 410.76544 L 418.6239 519.24475 L 0.0 130.91577 z" svg:height="5.1924477mm" draw:style-name="style-9" svg:viewBox="0.0 0.0 523.16046 519.24475" svg:width="5.2316046mm" svg:x="61.67675mm" svg:y="69.01206mm"/>
            <draw:path svg:d="M 2478.6296 2687.8123 C 4246.1016 2125.0776 4735.972 4917.532 3148.7502 5162.64 C 1363.7551 5328.8716 1258.94 2949.731 2478.6296 2687.8123 z M 0.0 476.72394 C 0.0 476.72394 1358.2806 3562.2227 1159.7826 4040.6165 C 1183.7427 4325.1436 2132.023 5566.664 2703.7798 5550.3604 C 3197.7983 5556.504 4798.0625 5087.458 4458.1147 3508.1658 C 4066.7676 1885.4581 2767.0068 2520.254 2238.7058 2485.1543 C 1710.3828 2450.0361 715.35114 464.2667 1313.05 0.0 C 630.81415 216.64616 19.801357 522.81934 0.0 476.72394 z" svg:height="55.50519mm" draw:style-name="style-10" svg:viewBox="0.0 0.0 4505.081 5550.519" svg:width="45.05081mm" svg:x="59.682114mm" svg:y="73.540695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41.11111mm" fo:page-width="141.11111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